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27f1"/>
    </style:style>
    <style:style style:name="P2" style:family="paragraph" style:parent-style-name="Standard">
      <style:text-properties officeooo:paragraph-rsid="0013dcec"/>
    </style:style>
    <style:style style:name="P3" style:family="paragraph" style:parent-style-name="Standard">
      <style:text-properties officeooo:paragraph-rsid="00155776"/>
    </style:style>
    <style:style style:name="P4" style:family="paragraph" style:parent-style-name="Standard">
      <style:text-properties officeooo:paragraph-rsid="001779ac"/>
    </style:style>
    <style:style style:name="P5" style:family="paragraph" style:parent-style-name="Standard">
      <style:text-properties officeooo:paragraph-rsid="00183d9c"/>
    </style:style>
    <style:style style:name="T1" style:family="text">
      <style:text-properties officeooo:rsid="001227f1"/>
    </style:style>
    <style:style style:name="T2" style:family="text">
      <style:text-properties officeooo:rsid="0013dcec"/>
    </style:style>
    <style:style style:name="T3" style:family="text">
      <style:text-properties officeooo:rsid="00155776"/>
    </style:style>
    <style:style style:name="T4" style:family="text">
      <style:text-properties officeooo:rsid="001779ac"/>
    </style:style>
    <style:style style:name="T5" style:family="text">
      <style:text-properties officeooo:rsid="00183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zwa gry: YASG (Yet Another Stupid Game)</text:span></text:p>
      <text:p text:style-name="P1"><text:span text:style-name="T1"/></text:p>
      <text:p text:style-name="P5"><text:span text:style-name="T5">Zmiany w punkcie 2:</text:span></text:p>
      <text:p text:style-name="P5"><text:span text:style-name="T5">Gra nie wykorzystuje akcelerometru.</text:span></text:p>
      <text:p text:style-name="P5"><text:span text:style-name="T5">Tryb multiplayer wykorzystuje bluetooth (co jest bardzo rzadkie w grach na androida)</text:span></text:p>
      <text:p text:style-name="P1"><text:span text:style-name="T1"/></text:p>
      <text:p text:style-name="P1"><text:span text:style-name="T1">Zmiany w punkcie 4:</text:span></text:p>
      <text:p text:style-name="P1"><text:span text:style-name="T1">Atak specjalny, który miał niszczyć wszystkich wrogów na ekranie nie będzie dostępny w grze. Głównym powodem jest fakt, że gra jest zbyt prosta, a taki atak dodatkowo by ją ułatwiał.</text:span></text:p>
      <text:p text:style-name="P1"><text:span text:style-name="T1"/></text:p>
      <text:p text:style-name="P2"><text:span text:style-name="T2">Zmiany w punkcie 7:</text:span></text:p>
      <text:p text:style-name="P3"><text:span text:style-name="T3">Do poruszania służy imitacja gałki analogowej, a nie d-pad (brak fizycznych klawiszy sprawia, że sterowanie musi być maksymalnie upraszczane).</text:span></text:p>
      <text:p text:style-name="P3"><text:span text:style-name="T3"/></text:p>
      <text:p text:style-name="P4"><text:span text:style-name="T4">Potrząśniecie telefonem niczego nie robi, bo atak specjalny nie pojawi się w grze.</text:span></text:p>
      <text:p text:style-name="P3"><text:span text:style-name="T3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07T13:38:46</meta:creation-date>
    <dc:date>2014-01-07T13:44:48</dc:date>
    <meta:editing-duration>PT2M52S</meta:editing-duration>
    <meta:editing-cycles>6</meta:editing-cycles>
    <meta:generator>LibreOffice/3.6$Linux_X86_64 LibreOffice_project/360m1$Build-304</meta:generator>
    <meta:document-statistic meta:table-count="0" meta:image-count="0" meta:object-count="0" meta:page-count="1" meta:paragraph-count="9" meta:word-count="97" meta:character-count="623" meta:non-whitespace-character-count="535"/>
  </office:meta>
</office:document-meta>
</file>